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.159cm" fo:min-width="0.213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draw:marker-start-width="0.242cm" draw:marker-end-width="0.242cm" draw:fill-color="#eeeeee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8cm" fo:min-width="0.1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8cm" fo:min-width="0.161cm"/>
    </style:style>
    <style:style style:name="gr8" style:family="graphic" style:parent-style-name="objectwithoutfill">
      <style:graphic-properties svg:stroke-width="0.028cm" svg:stroke-color="#7e0021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svg:stroke-color="#00458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333333" draw:fill-color="#dddddd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8cm" fo:min-width="0cm"/>
    </style:style>
    <style:style style:name="gr13" style:family="graphic" style:parent-style-name="standard">
      <style:graphic-properties draw:fill-color="#1c1c1c" draw:textarea-vertical-align="middle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1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6cm" fo:min-width="0cm"/>
    </style:style>
    <style:style style:name="gr17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081cm" svg:stroke-color="#993366" draw:marker-start="Arrow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21" style:family="graphic" style:parent-style-name="standard">
      <style:graphic-properties svg:stroke-color="#333333" draw:fill-color="#dddddd" draw:textarea-vertical-align="middle" draw:auto-grow-height="false" fo:min-height="1.721cm" fo:min-width="2.15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9cm" fo:min-width="0cm"/>
    </style:style>
    <style:style style:name="gr23" style:family="graphic" style:parent-style-name="standard">
      <style:graphic-properties svg:stroke-color="#7e0080" draw:fill-color="#7e0080" draw:textarea-horizontal-align="justify" draw:textarea-vertical-align="middle" draw:auto-grow-height="false" fo:min-height="0.286cm" fo:min-width="0cm"/>
    </style:style>
    <style:style style:name="gr24" style:family="graphic" style:parent-style-name="standard">
      <style:graphic-properties svg:stroke-color="#7e0080" draw:fill-color="#7e0080" draw:textarea-horizontal-align="justify" draw:textarea-vertical-align="middle" draw:auto-grow-height="false" fo:min-height="0.457cm" fo:min-width="0cm"/>
    </style:style>
    <style:style style:name="gr25" style:family="graphic" style:parent-style-name="standard">
      <style:graphic-properties svg:stroke-color="#7e0080" draw:fill-color="#7e0080" draw:textarea-horizontal-align="justify" draw:textarea-vertical-align="middle" draw:auto-grow-height="false" fo:min-height="0.135cm" fo:min-width="0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10.174cm" fo:min-width="10.2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8cm" fo:min-width="0cm"/>
    </style:style>
    <style:style style:name="gr28" style:family="graphic" style:parent-style-name="objectwithoutfill">
      <style:graphic-properties draw:stroke="dash" draw:stroke-dash="Ultrafine_20_Dashed" draw:fill="none" draw:textarea-vertical-align="middle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style:text-properties fo:font-size="9pt" style:font-size-asian="9pt" style:font-size-complex="9pt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loext:graphic-properties draw:fill-color="#1c1c1c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loext:graphic-properties draw:fill-color="#7e0080"/>
      <style:paragraph-properties fo:text-align="center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1.753cm" svg:height="0.947cm" svg:x="8.129cm" svg:y="7.514cm">
              <draw:text-box>
                <text:p text:style-name="P1"><text:span text:style-name="T1">C</text:span><text:span text:style-name="T1">M</text:span><text:span text:style-name="T1">P</text:span><text:span text:style-name="T1">_</text:span><text:span text:style-name="T1">P</text:span></text:p>
              </draw:text-box>
            </draw:frame>
            <draw:frame draw:style-name="gr1" draw:text-style-name="P2" draw:layer="layout" svg:width="2.106cm" svg:height="0.947cm" svg:x="8.096cm" svg:y="8.133cm">
              <draw:text-box>
                <text:p text:style-name="P1"><text:span text:style-name="T1">C</text:span><text:span text:style-name="T1">M</text:span><text:span text:style-name="T1">P</text:span><text:span text:style-name="T1">_</text:span><text:span text:style-name="T1">N</text:span></text:p>
              </draw:text-box>
            </draw:frame>
            <draw:custom-shape draw:style-name="gr2" draw:text-style-name="P3" draw:layer="layout" svg:width="1.425cm" svg:height="1.226cm" draw:transform="rotate (1.5707963267949) translate (10.903cm 9.05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3" draw:text-style-name="P4" draw:layer="layout" svg:x1="11.312cm" svg:y1="8.218cm" svg:x2="11.694cm" svg:y2="8.218cm">
              <text:p/>
            </draw:line>
            <draw:line draw:style-name="gr3" draw:text-style-name="P4" draw:layer="layout" svg:x1="11.688cm" svg:y1="8.622cm" svg:x2="11.688cm" svg:y2="8.23cm">
              <text:p/>
            </draw:line>
            <draw:line draw:style-name="gr3" draw:text-style-name="P4" draw:layer="layout" svg:x1="11.676cm" svg:y1="8.62cm" svg:x2="12.041cm" svg:y2="8.607cm">
              <text:p/>
            </draw:line>
            <draw:rect draw:style-name="gr4" draw:text-style-name="P5" draw:layer="layout" svg:width="0.884cm" svg:height="1.295cm" svg:x="9.648cm" svg:y="7.74cm">
              <text:p/>
            </draw:rect>
            <draw:line draw:style-name="gr5" draw:text-style-name="P4" draw:layer="layout" svg:x1="10.469cm" svg:y1="8.028cm" svg:x2="10.736cm" svg:y2="8.028cm">
              <text:p/>
            </draw:line>
            <draw:line draw:style-name="gr5" draw:text-style-name="P4" draw:layer="layout" svg:x1="10.469cm" svg:y1="8.645cm" svg:x2="10.736cm" svg:y2="8.645cm">
              <text:p/>
            </draw:line>
            <draw:frame draw:style-name="gr6" draw:text-style-name="P2" draw:layer="layout" svg:width="0.714cm" svg:height="0.599cm" svg:x="10.032cm" svg:y="7.723cm">
              <draw:text-box>
                <text:p text:style-name="P1"><text:span text:style-name="T1">S</text:span></text:p>
              </draw:text-box>
            </draw:frame>
            <draw:frame draw:style-name="gr7" draw:text-style-name="P2" draw:layer="layout" svg:width="0.731cm" svg:height="0.599cm" svg:x="10.033cm" svg:y="8.426cm">
              <draw:text-box>
                <text:p text:style-name="P1"><text:span text:style-name="T1">R</text:span></text:p>
              </draw:text-box>
            </draw:frame>
            <draw:line draw:style-name="gr3" draw:text-style-name="P4" draw:layer="layout" svg:x1="10.696cm" svg:y1="8.024cm" svg:x2="11.47cm" svg:y2="8.024cm">
              <text:p/>
            </draw:line>
            <draw:line draw:style-name="gr3" draw:text-style-name="P4" draw:layer="layout" svg:x1="10.697cm" svg:y1="8.64cm" svg:x2="11.471cm" svg:y2="8.64cm">
              <text:p/>
            </draw:line>
            <draw:line draw:style-name="gr8" draw:text-style-name="P4" draw:layer="layout" svg:x1="7.632cm" svg:y1="8.662cm" svg:x2="9.653cm" svg:y2="8.662cm">
              <text:p/>
            </draw:line>
            <draw:line draw:style-name="gr9" draw:text-style-name="P4" draw:layer="layout" svg:x1="7.63cm" svg:y1="8.053cm" svg:x2="9.651cm" svg:y2="8.056cm">
              <text:p/>
            </draw:line>
            <draw:rect draw:style-name="gr10" draw:text-style-name="P7" draw:layer="layout" svg:width="2.21cm" svg:height="4.744cm" svg:x="9.117cm" svg:y="10.796cm">
              <text:p text:style-name="P6"><text:span text:style-name="T2">c</text:span><text:span text:style-name="T2">a</text:span><text:span text:style-name="T2">p</text:span><text:span text:style-name="T2">a</text:span><text:span text:style-name="T2">c</text:span><text:span text:style-name="T2">i</text:span><text:span text:style-name="T2">t</text:span><text:span text:style-name="T2">i</text:span><text:span text:style-name="T2">v</text:span><text:span text:style-name="T2">e</text:span></text:p>
              <text:p text:style-name="P6"><text:span text:style-name="T2">D</text:span><text:span text:style-name="T2">A</text:span><text:span text:style-name="T2">C</text:span></text:p>
            </draw:rect>
            <draw:line draw:style-name="gr3" draw:text-style-name="P4" draw:layer="layout" svg:x1="12.161cm" svg:y1="8.021cm" svg:x2="12.765cm" svg:y2="8.013cm">
              <text:p/>
            </draw:line>
            <draw:line draw:style-name="gr3" draw:text-style-name="P4" draw:layer="layout" svg:x1="12.099cm" svg:y1="8.761cm" svg:x2="12.473cm" svg:y2="8.761cm">
              <text:p/>
            </draw:line>
            <draw:line draw:style-name="gr3" draw:text-style-name="P4" draw:layer="layout" svg:x1="12.5cm" svg:y1="11.538cm" svg:x2="12.5cm" svg:y2="8.744cm">
              <text:p/>
            </draw:line>
            <draw:line draw:style-name="gr3" draw:text-style-name="P4" draw:layer="layout" svg:x1="11.312cm" svg:y1="11.55cm" svg:x2="12.501cm" svg:y2="11.55cm">
              <text:p/>
            </draw:line>
            <draw:line draw:style-name="gr3" draw:text-style-name="P4" draw:layer="layout" svg:x1="12.754cm" svg:y1="12.035cm" svg:x2="12.754cm" svg:y2="7.968cm">
              <text:p/>
            </draw:line>
            <draw:line draw:style-name="gr3" draw:text-style-name="P4" draw:layer="layout" svg:x1="11.327cm" svg:y1="12.034cm" svg:x2="12.742cm" svg:y2="12.034cm">
              <text:p/>
            </draw:line>
            <draw:line draw:style-name="gr11" draw:text-style-name="P4" draw:layer="layout" svg:x1="9.583cm" svg:y1="16.614cm" svg:x2="9.583cm" svg:y2="15.569cm">
              <text:p/>
            </draw:line>
            <draw:frame draw:style-name="gr12" draw:text-style-name="P9" draw:layer="layout" svg:width="2.53cm" svg:height="1.008cm" draw:transform="rotate (-1.5707963267949) translate (9.905cm 16.921cm)">
              <draw:text-box>
                <text:p text:style-name="P8"><text:span text:style-name="T3">V</text:span><text:span text:style-name="T3">R</text:span><text:span text:style-name="T3">E</text:span><text:span text:style-name="T3">F</text:span><text:span text:style-name="T3">_</text:span><text:span text:style-name="T3">N</text:span></text:p>
              </draw:text-box>
            </draw:frame>
            <draw:g>
              <draw:circle draw:style-name="gr13" draw:text-style-name="P10" draw:layer="layout" svg:width="0.158cm" svg:height="0.157cm" svg:x="13.526cm" svg:y="12.628cm">
                <text:p/>
              </draw:circle>
              <draw:line draw:style-name="gr14" draw:text-style-name="P4" draw:layer="layout" svg:x1="13.047cm" svg:y1="12.529cm" svg:x2="13.637cm" svg:y2="12.708cm">
                <text:p/>
              </draw:line>
              <draw:circle draw:style-name="gr13" draw:text-style-name="P10" draw:layer="layout" svg:width="0.157cm" svg:height="0.157cm" svg:x="12.97cm" svg:y="12.627cm">
                <text:p/>
              </draw:circle>
            </draw:g>
            <draw:line draw:style-name="gr14" draw:text-style-name="P4" draw:layer="layout" svg:x1="14.629cm" svg:y1="12.705cm" svg:x2="13.637cm" svg:y2="12.705cm">
              <text:p/>
            </draw:line>
            <draw:g>
              <draw:circle draw:style-name="gr13" draw:text-style-name="P10" draw:layer="layout" svg:width="0.157cm" svg:height="0.157cm" svg:x="13.527cm" svg:y="13.333cm">
                <text:p/>
              </draw:circle>
              <draw:line draw:style-name="gr14" draw:text-style-name="P4" draw:layer="layout" svg:x1="13.048cm" svg:y1="13.235cm" svg:x2="13.638cm" svg:y2="13.414cm">
                <text:p/>
              </draw:line>
              <draw:ellipse draw:style-name="gr13" draw:text-style-name="P10" draw:layer="layout" svg:width="0.156cm" svg:height="0.157cm" svg:x="12.971cm" svg:y="13.333cm">
                <text:p/>
              </draw:ellipse>
            </draw:g>
            <draw:line draw:style-name="gr11" draw:text-style-name="P4" draw:layer="layout" svg:x1="13.021cm" svg:y1="13.409cm" svg:x2="11.316cm" svg:y2="13.409cm">
              <text:p/>
            </draw:line>
            <draw:line draw:style-name="gr14" draw:text-style-name="P4" draw:layer="layout" svg:x1="14.63cm" svg:y1="13.411cm" svg:x2="13.638cm" svg:y2="13.411cm">
              <text:p/>
            </draw:line>
            <draw:frame draw:style-name="gr15" draw:text-style-name="P9" draw:layer="layout" svg:width="1.659cm" svg:height="0.641cm" svg:x="14.731cm" svg:y="12.363cm">
              <draw:text-box>
                <text:p text:style-name="P8"><text:span text:style-name="T3">V</text:span><text:span text:style-name="T3">I</text:span><text:span text:style-name="T3">N</text:span><text:span text:style-name="T3">_</text:span><text:span text:style-name="T3">N</text:span></text:p>
              </draw:text-box>
            </draw:frame>
            <draw:frame draw:style-name="gr16" draw:text-style-name="P9" draw:layer="layout" svg:width="1.827cm" svg:height="1.406cm" svg:x="14.731cm" svg:y="13.045cm">
              <draw:text-box>
                <text:p text:style-name="P8"><text:span text:style-name="T3">V</text:span><text:span text:style-name="T3">I</text:span><text:span text:style-name="T3">N</text:span><text:span text:style-name="T3">_</text:span><text:span text:style-name="T3">P</text:span></text:p>
              </draw:text-box>
            </draw:frame>
            <draw:line draw:style-name="gr17" draw:text-style-name="P4" draw:layer="layout" svg:x1="13.312cm" svg:y1="16.829cm" svg:x2="13.312cm" svg:y2="11.47cm">
              <text:p/>
            </draw:line>
            <draw:frame draw:style-name="gr16" draw:text-style-name="P9" draw:layer="layout" svg:width="2.784cm" svg:height="1.406cm" draw:transform="rotate (-1.5707963267949) translate (13.675cm 16.885cm)">
              <draw:text-box>
                <text:p text:style-name="P8"><text:span text:style-name="T3">S</text:span><text:span text:style-name="T3">A</text:span><text:span text:style-name="T3">M</text:span><text:span text:style-name="T3">P</text:span><text:span text:style-name="T3">L</text:span><text:span text:style-name="T3">E</text:span></text:p>
              </draw:text-box>
            </draw:frame>
            <draw:line draw:style-name="gr18" draw:text-style-name="P4" draw:layer="layout" svg:x1="12.131cm" svg:y1="8.403cm" svg:x2="14.61cm" svg:y2="8.403cm">
              <text:p/>
            </draw:line>
            <draw:custom-shape draw:style-name="gr19" draw:text-style-name="P11" draw:layer="layout" svg:width="0.216cm" svg:height="0.235cm" draw:transform="rotate (1.5707963267949) translate (11.876cm 8.453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0" draw:text-style-name="P9" draw:layer="layout" svg:width="2.981cm" svg:height="1.031cm" svg:x="14.748cm" svg:y="8.169cm">
              <draw:text-box>
                <text:p text:style-name="P8"><text:span text:style-name="T3">C</text:span><text:span text:style-name="T3">L</text:span><text:span text:style-name="T3">K</text:span><text:span text:style-name="T3">_</text:span><text:span text:style-name="T3">C</text:span><text:span text:style-name="T3">M</text:span><text:span text:style-name="T3">P</text:span></text:p>
              </draw:text-box>
            </draw:frame>
            <draw:rect draw:style-name="gr10" draw:text-style-name="P7" draw:layer="layout" svg:width="1.861cm" svg:height="4.743cm" svg:x="5.759cm" svg:y="7.556cm">
              <text:p text:style-name="P6"><text:span text:style-name="T2">S</text:span><text:span text:style-name="T2">A</text:span><text:span text:style-name="T2">R</text:span></text:p>
              <text:p text:style-name="P6"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/text:p>
            </draw:rect>
            <draw:custom-shape draw:style-name="gr21" draw:text-style-name="P12" draw:layer="layout" svg:width="2.652cm" svg:height="1.971cm" svg:x="6.377cm" svg:y="12.387cm">
              <text:p/>
              <draw:enhanced-geometry svg:viewBox="0 0 841 854" draw:mirror-horizontal="false" draw:mirror-vertical="false" draw:type="non-primitive" draw:enhanced-path="M 517 247 L 517 415 264 415 264 0 0 0 0 680 517 680 517 854 841 547 517 247 Z N"/>
            </draw:custom-shape>
            <draw:frame draw:style-name="gr22" draw:text-style-name="P9" draw:layer="layout" svg:width="2.121cm" svg:height="0.829cm" svg:x="1.766cm" svg:y="8.202cm">
              <draw:text-box>
                <text:p text:style-name="P8"><text:span text:style-name="T3">C</text:span><text:span text:style-name="T3">L</text:span><text:span text:style-name="T3">K</text:span><text:span text:style-name="T3">_</text:span><text:span text:style-name="T3">S</text:span><text:span text:style-name="T3">A</text:span><text:span text:style-name="T3">R</text:span></text:p>
              </draw:text-box>
            </draw:frame>
            <draw:line draw:style-name="gr18" draw:text-style-name="P4" draw:layer="layout" svg:x1="5.758cm" svg:y1="8.586cm" svg:x2="4.167cm" svg:y2="8.586cm">
              <text:p/>
            </draw:line>
            <draw:custom-shape draw:style-name="gr23" draw:text-style-name="P13" draw:layer="layout" svg:width="0.441cm" svg:height="0.536cm" svg:x="3.78cm" svg:y="8.317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3" draw:layer="layout" svg:width="0.442cm" svg:height="0.707cm" svg:x="14.406cm" svg:y="8.063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0.441cm" svg:height="0.536cm" svg:x="3.78cm" svg:y="8.31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0.334cm" svg:height="0.385cm" svg:x="14.397cm" svg:y="12.50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0.334cm" svg:height="0.385cm" svg:x="14.397cm" svg:y="13.184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0.335cm" svg:height="0.385cm" svg:x="13.13cm" svg:y="16.513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0.334cm" svg:height="0.385cm" svg:x="9.368cm" svg:y="16.53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4" draw:layer="layout" svg:x1="10.683cm" svg:y1="16.614cm" svg:x2="10.683cm" svg:y2="15.569cm">
              <text:p/>
            </draw:line>
            <draw:frame draw:style-name="gr12" draw:text-style-name="P9" draw:layer="layout" svg:width="2.53cm" svg:height="1.008cm" draw:transform="rotate (-1.5707963267949) translate (11.006cm 16.921cm)">
              <draw:text-box>
                <text:p text:style-name="P8"><text:span text:style-name="T3">V</text:span><text:span text:style-name="T3">R</text:span><text:span text:style-name="T3">E</text:span><text:span text:style-name="T3">F</text:span><text:span text:style-name="T3">_</text:span><text:span text:style-name="T3">P</text:span></text:p>
              </draw:text-box>
            </draw:frame>
            <draw:custom-shape draw:style-name="gr25" draw:text-style-name="P13" draw:layer="layout" svg:width="0.334cm" svg:height="0.385cm" svg:x="10.469cm" svg:y="16.536cm">
              <text:p/>
              <draw:enhanced-geometry svg:viewBox="0 0 21600 21600" draw:type="rectangle" draw:enhanced-path="M 0 0 L 21600 0 21600 21600 0 21600 0 0 Z N"/>
            </draw:custom-shape>
            <draw:line draw:style-name="gr11" draw:text-style-name="P4" draw:layer="layout" svg:x1="13.022cm" svg:y1="12.732cm" svg:x2="11.317cm" svg:y2="12.732cm">
              <text:p/>
            </draw:line>
            <draw:custom-shape draw:style-name="gr26" draw:text-style-name="P4" draw:layer="layout" svg:width="10.746cm" svg:height="10.424cm" svg:x="3.859cm" svg:y="6.316cm">
              <text:p/>
              <draw:enhanced-geometry svg:viewBox="0 0 21600 21600" draw:type="rectangle" draw:enhanced-path="M 0 0 L 21600 0 21600 21600 0 21600 0 0 Z N"/>
            </draw:custom-shape>
            <draw:frame draw:style-name="gr27" draw:text-style-name="P9" draw:layer="layout" svg:width="2.121cm" svg:height="0.828cm" svg:x="2.359cm" svg:y="10.234cm">
              <draw:text-box>
                <text:p text:style-name="P8"><text:span text:style-name="T3">R</text:span><text:span text:style-name="T3">S</text:span><text:span text:style-name="T3">T</text:span><text:span text:style-name="T3">B</text:span></text:p>
              </draw:text-box>
            </draw:frame>
            <draw:custom-shape draw:style-name="gr23" draw:text-style-name="P13" draw:layer="layout" svg:width="0.441cm" svg:height="0.536cm" svg:x="3.781cm" svg:y="10.2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3" draw:layer="layout" svg:width="0.441cm" svg:height="0.536cm" svg:x="3.781cm" svg:y="10.248cm">
              <text:p/>
              <draw:enhanced-geometry svg:viewBox="0 0 21600 21600" draw:type="rectangle" draw:enhanced-path="M 0 0 L 21600 0 21600 21600 0 21600 0 0 Z N"/>
            </draw:custom-shape>
            <draw:line draw:style-name="gr18" draw:text-style-name="P4" draw:layer="layout" svg:x1="5.741cm" svg:y1="10.532cm" svg:x2="4.15cm" svg:y2="10.532cm">
              <text:p/>
            </draw:line>
            <draw:line draw:style-name="gr28" draw:text-style-name="P4" draw:layer="layout" svg:x1="7.904cm" svg:y1="8.68cm" svg:x2="7.904cm" svg:y2="6.316cm">
              <text:p/>
            </draw:line>
            <draw:line draw:style-name="gr28" draw:text-style-name="P4" draw:layer="layout" svg:x1="8.392cm" svg:y1="8.089cm" svg:x2="8.392cm" svg:y2="6.401cm">
              <text:p/>
            </draw:line>
            <draw:custom-shape draw:style-name="gr25" draw:text-style-name="P13" draw:layer="layout" svg:width="0.334cm" svg:height="0.385cm" svg:x="8.223cm" svg:y="6.105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3" draw:layer="layout" svg:width="0.334cm" svg:height="0.385cm" svg:x="7.715cm" svg:y="6.105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4" draw:layer="layout" svg:width="0.129cm" svg:height="0.128cm" svg:x="7.804cm" svg:y="8.5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14" draw:layer="layout" svg:width="0.128cm" svg:height="0.129cm" svg:x="8.313cm" svg:y="7.9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2" draw:text-style-name="P9" draw:layer="layout" svg:width="2.53cm" svg:height="1.008cm" draw:transform="rotate (-1.5707963267949) translate (8.128cm 4.621cm)">
              <draw:text-box>
                <text:p text:style-name="P8"><text:span text:style-name="T3">O</text:span><text:span text:style-name="T3">U</text:span><text:span text:style-name="T3">T</text:span><text:span text:style-name="T3">_</text:span><text:span text:style-name="T3">N</text:span></text:p>
              </draw:text-box>
            </draw:frame>
            <draw:frame draw:style-name="gr12" draw:text-style-name="P9" draw:layer="layout" svg:width="2.53cm" svg:height="1.008cm" draw:transform="rotate (-1.5707963267949) translate (8.721cm 4.621cm)">
              <draw:text-box>
                <text:p text:style-name="P8"><text:span text:style-name="T3">O</text:span><text:span text:style-name="T3">U</text:span><text:span text:style-name="T3">T</text:span><text:span text:style-name="T3">_</text:span><text:span text:style-name="T3">P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02T15:25:29.548786318</meta:creation-date>
    <dc:date>2022-06-15T15:38:32.749281495</dc:date>
    <meta:editing-duration>PT2H22M33S</meta:editing-duration>
    <meta:editing-cycles>21</meta:editing-cycles>
    <meta:generator>LibreOffice/5.3.6.1$Linux_X86_64 LibreOffice_project/30$Build-1</meta:generator>
    <meta:document-statistic meta:object-count="72"/>
  </office:meta>
</office:document-meta>
</file>